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陳真 | 2010.03.22 03:47 | </text:span><text:span text:style-name="T2">#</text:span></text:p>
      <text:p text:style-name="P2"><text:span text:style-name="T1">(續前)</text:span></text:p>
      <text:p text:style-name="P2"><text:span text:style-name="T1">李同學,希望我口氣沒有太差.不過我也希望各界識與不識者能夠理解並且相信這樣一件事: 不要對 "人" 指指點點.</text:span></text:p>
      <text:p text:style-name="P2"><text:span text:style-name="T1">你可以評論任何公眾人物,你可以評論任何 "非" 公眾人物的公眾言行,但是對於任何人的私人世界或唯心世界請你務必保持沉默.</text:span></text:p>
      <text:p text:style-name="P2"><text:span text:style-name="T1">比方說,當有人主張性交易除罪化時,你若不敢茍同,儘可說說你反對的理由,而不是要求對方必須邀請其妻女出來當妓女彷彿才能提出除罪化的主張. 你能想像在一個正常社會裏會有人把這樣的 "討論" 視為合理或甚至視為最佳論證嗎?</text:span></text:p>
      <text:p text:style-name="P2"><text:span text:style-name="T1">同樣地,當有人主張殺人者不必償命時,他沒有必要讓自己的家人被殺才能取得發言的正當性.</text:span></text:p>
      <text:p text:style-name="P2"><text:span text:style-name="T1">這一切議題都與個人無關,一種制度或價值思維之建立,必然具有一種普及性或普遍考量而與張三李四無關.</text:span></text:p>
      <text:p text:style-name="P2"><text:span text:style-name="T1">十年前,數萬教師走上街頭向民進黨政府爭取權益,李筱峰寫了篇文章叫 "寡廉鮮恥上街頭", 意思是說教師在過去向來是國民黨的支持者,因此沒有權利要求自身權利.</text:span></text:p>
      <text:p text:style-name="P2"><text:span text:style-name="T1">可是,如果一個人的權利必須先檢查其過去思想行為合格之後才能擁有,那麼,時下這些愛台灣的急先鋒例如李筱峰或那些綠色名嘴們,沒有一個有資格為自己爭取什麼權利了.</text:span></text:p>
      <text:p text:style-name="P2"><text:span text:style-name="T1">因為,當我們在那隨時準備著遺書風聲鶴唳的年代,走上街頭反對戒嚴或主張台獨的言論與集會結社的自由時,不但全然不見其蹤影,甚至有一些根本就是當年統治者的打手. 但我們並沒有因此而想剝奪其應有的一切權利.</text:span></text:p>
      <text:p text:style-name="P2"><text:span text:style-name="T1">另一方面,就算你曾經為了爭取諸普世價值而家破人亡或吃盡苦頭,你也不該因此而擁有更多權利,你的想法本身之合理性也不會因此而提高.</text:span></text:p>
      <text:p text:style-name="P2"><text:span text:style-name="T1">同樣地,一個人不會因為他家曾經遭小偷於是才有資格對竊盜罪的論刑輕重發表看法; 強暴罪犯應砍掉小弟弟拿來灌香腸的主張,並不會因為你曾經被強暴而能使得這樣的主張具有更多合理性. 反對灌香腸者更不應該因為其反對而遭到各方自以為正義人士的人身攻擊.</text:span></text:p>
      <text:p text:style-name="P2"><text:span text:style-name="T1">這些道理理應淺顯得連三歲小孩都該懂,但台灣社會三十年前是這樣子在 "討論" 事情的,二十年前更嚴重,十年前更誇張,一直到現在,在選舉造勢抹黑文化的薰陶下,更幾乎變成一種 "常態" 一種台式文化. 而且,只要與所謂主流意見不一樣,便對其人鳴鼓而攻之,甚至騷擾其生活與工作,非常可怕.</text:span></text:p>
      <text:p text:style-name="P2"><text:span text:style-name="T1">暴民是遠比暴政還可怕的.暴政只有一個,暴民卻無所不在. 一個社會要怎麼發展我都沒意見,大家高興就好. 但社會發展的可能性我倒很有意見.</text:span></text:p>
      <text:p text:style-name="P2"><text:span text:style-name="T1">就好像你開飛機要往哪飛我沒意見,但這飛機飛不飛得起來會不會墜機,這我就很有意見.</text:span></text:p>
      <text:p text:style-name="P2"><text:span text:style-name="T1">就好像大白菜一斤賣多少我沒意見,大家決定就好,但如果大家硬要說二加三等於八,七減二等於十,我就很想問問這是它媽的哪門子數學.</text:span></text:p>
      <text:p text:style-name="P1"><text:span text:style-name="T1">Grace | 2010.03.21 21:20 | </text:span><text:span text:style-name="T2">#</text:span></text:p>
      <text:p text:style-name="P3"><text:span text:style-name="T1">Hi I'm a student from Hong Kong. I really admire and appreciate your efforts. Please keep up with your amazing work. Our world does need more people like you guys.</text:span></text:p>
      <text:p text:style-name="P1"><text:a xlink:type="simple" xlink:href="http://palinfo.habago.org/mt-comments.cgi?__mode=red&amp;id=19572"><text:span text:style-name="T2">柳春春阿忠</text:span></text:a><text:span text:style-name="T1"> | 2010.03.20 10:45 | </text:span><text:span text:style-name="T2">#</text:span></text:p>
      <text:p text:style-name="P2"><text:span text:style-name="T1">阿忠週六下午2點在台北當代藝術館外廣場有行為藝術，有空的話，可以來看。看不用錢。這次行為藝術的名字叫作：帝國之牆</text:span></text:p>
      <text:p text:style-name="P2"><text:span text:style-name="T1">活動是從03/20 下午2點到5點，共有5個行為藝術，確切的順序還不知。阿忠的，可能是第一個也可能是倒數第二個。</text:span></text:p>
      <text:p text:style-name="P2"><text:span text:style-name="T1">若須交通資訊，請點這裡：http://www.mocataipei.org.tw/_chinese/02_visit/00_overview.asp</text:span></text:p>
      <text:p text:style-name="P2"><text:span text:style-name="T1">活動是由牯嶺街小劇場主辦，活動網址請點這裡：http://www.glt.org.tw/schedule_in.php?sn=240</text:span></text:p>
      <text:p text:style-name="P2"><text:span text:style-name="T1">阿忠</text:span><text:span text:style-name="T3"><text:line-break/></text:span></text:p>
      <text:p text:style-name="P1"><text:span text:style-name="T1">陳真 | 2010.03.20 01:59 | </text:span><text:span text:style-name="T2">#</text:span></text:p>
      <text:p text:style-name="P3"><text:span text:style-name="T1">廢除死刑自古以來便是黨外人士的一個基本價值,甚至納入民進詐騙黨的黨綱裏頭. 但隨著不同選票需求便有截然不同的說法,你看民進黨檯面上這一堆人渣現在卻義正辭嚴兼一副好像對受害者很有同理心似地討伐起王清峰來了. 這些人實在他媽的有夠無恥下流.</text:span></text:p>
      <text:p text:style-name="P3"><text:span text:style-name="T1">台灣社會愛怎麼規定怎麼發展我都沒意見,也不敢有意見. 我只對詐欺有點意見. 昔日說得口沫橫飛的所謂普世價值,如今卻當成過街老鼠打,未免把大家都當白癡.</text:span></text:p>
      <text:p text:style-name="P3"><text:span text:style-name="T1">台灣社會愛怎麼規定怎麼發展我都沒意見,也不敢有意見. 我只對低能有點意見. 妳要主張什麼或反對什麼都行,只要說出一點道理來,而不是灑出一堆絲毫不相干的口水來. 比方說,動不動就是扯到什麼 "如果你是受害者能不能原諒". 媽的這到底跟要不要廢除死刑有啥關係?</text:span></text:p>
      <text:p text:style-name="P3"><text:span text:style-name="T1">我沒辦法原諒民進人渣黨這些人渣,但是要不要把這些藉著詐騙與挑撥仇恨謀取暴利與權力的人渣給槍斃, 卻完全是另一回事. 你的錢如果被人搶了,逮到搶匪之後你要不要原諒他是你家的事,跟要不要槍斃這名綁匪有啥關係? 你原諒他難道他就可以無罪釋放? 你不原諒他難道你就可以有權利打他一個巴掌?</text:span></text:p>
      <text:p text:style-name="P3"><text:span text:style-name="T1">但台灣社會卻低能到永遠就只會用這些純屬蠻荒時代或西部片的思維來 "討論" 事情,我不知道一直這樣逼問"如果你是受害者能不能原諒" 能討論出什麼東西來? 實在是低能到爆! 我說原諒或不原諒,或者上午原諒下午又覺得不能原諒了,然後呢? 然後得出什麼結論來或能因此做出什麼推論?</text:span></text:p>
      <text:p text:style-name="P3"><text:span text:style-name="T1">兩岸打過仗,彼此殺過許多人,幹它媽的難道你可以因為老子無法原諒兇手而要求把對方的軍人全部槍斃? 這時候講什麼 "如果你是受害者能不能原諒" 有啥屁意義? 毫無意義不是嗎?</text:span></text:p>
      <text:p text:style-name="P3"><text:span text:style-name="T1">再說,一種政策或制度的形成,必然是針對相關問題進行一種綜合考量,而不是考量極少數人的一種根本無法檢驗的心理幽微轉折例如所謂 "原諒".</text:span></text:p>
      <text:p text:style-name="P3"><text:span text:style-name="T1">就好像我若主張月收入兩萬以下者一概每個月發給20萬元補助,你聽了覺得很荒唐. 但此時我若道德凜然地質問你說: "如果是你,你能接受月入兩萬的低薪嗎?",或者我若一副悲天憫人狀地高喊 "每個月要補助多少錢是窮人的權利!!",請問你聽了是會覺得我很有愛心還是覺得我低能到爆?</text:span></text:p>
      <text:p text:style-name="P1"><text:span text:style-name="T1">陳真 | 2010.03.19 21:30 | </text:span><text:span text:style-name="T2">#</text:span></text:p>
      <text:p text:style-name="P2"><text:span text:style-name="T1">A good news..</text:span></text:p>
      <text:p text:style-name="P2"><text:span text:style-name="T1">emir</text:span><text:span text:style-name="T3"><text:line-break/></text:span><text:span text:style-name="T1">============</text:span><text:span text:style-name="T3"><text:line-break/></text:span><text:span text:style-name="T1">頭條日報</text:span></text:p>
      <text:p text:style-name="P2"><text:span text:style-name="T1">尊尼特普為銅像揭幕</text:span><text:span text:style-name="T3"><text:line-break/><text:line-break/></text:span><text:span text:style-name="T1">尊尼特普(Johnny Depp)本周二抵達東歐國家塞爾維亞，準備出席當地舉行的國際電影節，就連總統塔迪奇(Boris Tadic)亦帶同家人專誠拜訪這位荷里活巨星。</text:span></text:p>
      <text:p text:style-name="P2"><text:span text:style-name="T1">前日，尊尼在《沒有天空的都市》塞爾維亞導演庫斯杜力卡(Emir Kusturica)陪同下，一起前往當地藝術城鎮Drvengrad主持電影節開幕禮，同時更為當地一個「尊尼特普銅像」揭幕，尊尼站在銅像前指手劃腳，表現甚興奮。庫斯杜力卡表示稍後會跟尊尼合作拍攝新片。</text:span><text:span text:style-name="T3"><text:line-break/></text:span></text:p>
      <text:p text:style-name="P1"><text:span text:style-name="T1">陳真 | 2010.03.19 01:09 | </text:span><text:span text:style-name="T2">#</text:span></text:p>
      <text:p text:style-name="P3"><text:span text:style-name="T1">國民黨及民進黨這兩個人渣黨使我們家破人亡,使我們飽受折磨,使我們半生承受各種非局外人所能了解的痛苦,連這樣的人渣黨我們都能原諒,而沒有想要殺死人渣來報復不是嗎? 更不用說是一般歹徒了.</text:span></text:p>
      <text:p text:style-name="P3"><text:span text:style-name="T1">據我三十年的親身體驗與人生經驗,政治人渣及其支持者之惡性程度與人性之凶殘與卑鄙,遠遠遠遠勝過一般歹徒之惡劣,但我們仍然不曾有一秒鐘想要取這些政治人渣的性命.</text:span></text:p>
      <text:p text:style-name="P3"><text:span text:style-name="T1">請李同學不要逼我做這種表白,我不是公眾人物,我沒有義務在討論公眾事物時做這種無謂的表白,就好像我若主張強姦犯應死刑時,我不應該質問李同學說: 哪天如果你妻女或母親被強姦難道不想殺死兇手? 請問我若如此質疑,你該如何當眾證明你的心?</text:span></text:p>
      <text:p text:style-name="P3"><text:span text:style-name="T1">總之,請針對事情去討論,而不要對我這個 "人" 或任何非公眾人物的 "人身" 指指點點. 這樣的發言在我這版面上是完全不被允許的,請李同學自重.</text:span></text:p>
      <text:p text:style-name="P3"><text:span text:style-name="T1">另外,沒有人要受害者什麼原諒不原諒, 原不原諒純粹是他自己心裏的事,這跟法律概念或人權觀念做為一種集體概念一點關係也沒有.</text:span></text:p>
      <text:p text:style-name="P3"><text:span text:style-name="T1">有人偷了我一千元,我很生氣,假設原來是李同學偷的,難道我就能因為不原諒你而對你動私刑? 難道在立法時會去考慮什麼 "受害者的原諒不原諒" 這樣一種毫無實證意義與公眾意義的美學思維?</text:span></text:p>
      <text:p text:style-name="P3"><text:span text:style-name="T1">拜託有點水平,饒了我吧!</text:span></text:p>
      <text:p text:style-name="P3"><text:span text:style-name="T1">好吧!! 我主張槍斃所有混蛋!! 比方說進行人身攻擊者就應槍斃!!!</text:span></text:p>
      <text:p text:style-name="P1"><text:span text:style-name="T1">李秉叡 | 2010.03.18 08:17 | </text:span><text:span text:style-name="T2">#</text:span></text:p>
      <text:p text:style-name="P2"><text:span text:style-name="T1">原諒是受害者家屬的權利</text:span></text:p>
      <text:p text:style-name="P2"><text:span text:style-name="T1">（徐元春）2010年03月18日蘋果日報</text:span></text:p>
      <text:p text:style-name="P2"><text:span text:style-name="T1">面對近來鬧得沸沸揚揚的廢死刑議題，首先，我要先表明我傾向長期廢除死刑的立場；但是，對於法務部前部長王清峰及暨南大學前校長李家同力倡廢除死刑的論述，卻讓我深感不安。王清峰與李家同有志一同地發表會原諒兇手的言論，立刻引起台灣民眾的普遍反感，面對一個如此具有爭議性的議題，提出論點的公眾人物，如果沒有辦法貼近普羅大眾的心態，用同理心去爭取認同，恐怕只是在這個議題上火上加油，讓廢除死刑更遠離理性討論的可能。</text:span></text:p>
      <text:p text:style-name="P2"><text:span text:style-name="T3"><text:line-break/></text:span><text:span text:style-name="T1">隨著人類文明的進化，廢除死刑似乎日漸成為國際社會的主流意見，王清峰長期擔任律師時即主張廢除死刑，但在法務部長任內卻沒有就這個議題，邀請全國民眾加入討論，在辭職時的臨去秋波之語，「願幫死刑犯下地獄」、「逼我殺人，我做不到」以及即使自己孩子被殺，也會原諒兇手等語，更讓人錯愕，連對廢除死刑議題傾向支持的本人，都聽不下去，想對王清峰嗆聲。王清峰發言的最大問題，除了她對受害者家屬沒有同理心之外，就是擺出道德高人一等的聖人姿態，把社會大眾打成殘暴嗜血、沒有知識、不知人類進化程度的冷血動物，充分暴露知識份子的傲慢菁英心態，而她自己則是連殺自己小孩兇手都可以原諒。社會大眾反感的就是，你的小孩並沒有被殺，你怎麼有資格說原諒呢？</text:span></text:p>
      <text:p text:style-name="P2"><text:span text:style-name="T1">大眾是人不是宗教家</text:span></text:p>
      <text:p text:style-name="P2"><text:span text:style-name="T1">暨南大學前校長李家同發表的《如果我被殺》一文，有一樣的問題。李家同先生過去長期投注心力在弱勢孩子身上，自己每周為弱勢孩子補習英文，身體力行行善的作為令人敬佩，但是他所言：「如果我被殺，只要一息尚存，我一定會告訴殺我的人，我絕對寬恕他，更會要求友人照顧他的家人。」卻立刻被批評偽善。李家同先生多年行善修為，很可能真的會原諒殺己兇手，但是，他自己的宗教家精神，卻無法在死刑議題上說服社會大眾跟隨他，因為大眾是人不是宗教家。社會之所以需要制度與法律來維繫，就是因為社會大眾都是一般人，不能依賴人的道德感來維持社會秩序。李先生一席話只是凸顯他自己異於常人的論調，對於爭取廢除死刑的支持毫無幫助，甚至製造了正反雙方對話的困難。</text:span><text:span text:style-name="T3"><text:line-break/></text:span><text:span text:style-name="T1">我的兩個分別是大學與高中的孩子，跟我討論死刑，我說，人類文明越進步，就會越認知到，一個人沒有權利決定另一個人的生死，孩子們問：「但是，那些壞人卻用最殘暴方式結束了別人的生命。」「難道不能懲罰他們嗎？」其實，我對是否廢除死刑也是天人交戰，相信大多數人都跟我一樣，知道死刑的嚴重性超越人所能決定的層次，但卻對那些窮兇惡極、甚至禽獸不如的殺人兇手恨之入骨。</text:span></text:p>
      <text:p text:style-name="P2"><text:span text:style-name="T1">非受害者沒資格原諒</text:span></text:p>
      <text:p text:style-name="P2"><text:span text:style-name="T1">是否廢除死刑，關鍵不在原諒。因為，原諒是屬於受害者家屬的權利。沒有體會過白冰冰、陸正爸爸以及其他受害者傷痛的一般社會大眾，沒有權利、也沒有資格以假想情況大言奢談原諒兇手。對於那些永遠不能平復的傷痛，我們只能以同情之淚陪伴，然後每天向上蒼祈禱，感謝沒有讓那些事情發生在自己身上。至於要不要原諒兇手，這個權利就留給受害者家屬吧？</text:span><text:span text:style-name="T3"><text:line-break/></text:span><text:span text:style-name="T1">作者為資深媒體工作者</text:span><text:span text:style-name="T3"><text:line-break/></text:span><text:span text:style-name="T1">=============================================</text:span><text:span text:style-name="T3"><text:line-break/></text:span><text:span text:style-name="T1">我同意作者所說的，理智上我是反對死刑的，但是假如有一天我的家人被殺的話，我自己也是很難原諒兇手的，相信陳真先生也一樣吧。</text:span></text:p>
      <text:p text:style-name="P1"><text:span text:style-name="T1">怡靜 | 2010.03.16 17:32 | </text:span><text:span text:style-name="T2">#</text:span></text:p>
      <text:p text:style-name="P3"><text:span text:style-name="T1">我不敢和勇敢的台灣人唱反調，所以當周遭親朋好友紛紛對死刑犯喊殺喊打時，只好讓沈默的螺旋繼續在這鬼島上發酵吧！（奇怪耶，人權還有分死刑犯的和受害人的？那這樣還叫人權嗎？）</text:span></text:p>
      <text:p text:style-name="P3"><text:span text:style-name="T1">倒是讓我想起十多年前的一件事。有一次在家裡很無聊，亂轉電視頻道，轉到一個報導社會新聞專題的有線頻道（這種新聞專題節目大都是報導社會兇殺案這類的）。</text:span></text:p>
      <text:p text:style-name="P3"><text:span text:style-name="T1">根據我日漸衰退的記憶力，這案子好像是一位愛賭博、家暴、酗酒的先生，殺死了他的太太，而且還把太太的屍體裝進行李箱......。我轉到的畫面，恰巧是警方帶這位兇嫌到案發現場模擬，現場聚集了相當多人（不知道有沒有百人），反正整個畫面上看到都是人，而且也沒有隔離現場，這些人可能是被害者的家屬親友，還有一些看熱鬧的或自以為有正義感的人吧，突然有人動手毆打兇嫌（當然不是突然啦，應該是摩拳擦掌等待適當時機），接下來一發不可收拾，拳打腳踢，現場一片混亂，甚至還有人爬上警車車頂，然後從車頂一躍而下往兇嫌身上撲去，後來警方勉強救出兇嫌時，他早就頭破血流，外褲被扯掉，剩下裡面的衛生褲。</text:span></text:p>
      <text:p text:style-name="P3"><text:span text:style-name="T1">我不記得兇嫌是否有露出驚恐的表情，但我永遠忘不了自己看到眾人毆打兇嫌的畫面和表情，當時我真的驚駭不已，看到兇嫌被打成那樣實在令人不忍（那種感覺好像是看到路邊有人流血受傷，你的直覺反應是想要幫助他，而不是考量這個人到底值不值得救）。</text:span></text:p>
      <text:p text:style-name="P3"><text:span text:style-name="T1">記者旁白接下來又說....這兇嫌原本有個美滿家庭，後來經商失敗，染上酗酒賭博惡習.......。</text:span></text:p>
      <text:p text:style-name="P1"><text:span text:style-name="T1">陳真 | 2010.03.15 01:19 | </text:span><text:span text:style-name="T2">#</text:span></text:p>
      <text:p text:style-name="P2"><text:span text:style-name="T1">有底下這種人民,我們還需要歹徒嗎?</text:span></text:p>
      <text:p text:style-name="P2"><text:span text:style-name="T1">就我對人情世故及人性的理解,不管是婚嫁交友或做生意嫁女兒娶媳婦,看一個人的品質,不是看他有無前科,而是看他怎麼看待前科;凡是齜牙裂嘴喊正義的,都該列為拒絕往來戶.</text:span></text:p>
      <text:p text:style-name="P2"><text:span text:style-name="T1">1996年學姐已經出國留學,而我還留在台灣工作. 那時發生好像是口蹄疫吧,撲殺數十萬頭豬隻,活埋活烤樣樣來,手段殘忍. 不久,傳出連狗也有狂犬病即將要爆發,聽起來像危言聳聽,但當局卻打算以此為藉口 "清除" 流浪狗.</text:span></text:p>
      <text:p text:style-name="P2"><text:span text:style-name="T1">動保人士及一些愛狗人士發言反對屠殺,於是立即引起台灣人的公憤,許多在路邊餵狗的愛心媽媽被追打,許多流浪狗被毒死或公然活活打死,手段殘酷. 標準句型則是: "人權都顧不了了,還顧什麼畜牲?" 彷彿支持 "畜牲" 者便是人類公敵,一律喊打! 就跟現在的句型一樣,彷彿憐憫了死囚便是 "善良人類" 的公敵,一律喊打!</text:span></text:p>
      <text:p text:style-name="P2"><text:span text:style-name="T1">當年不但追打恐嚇愛護動物者,而且道德姿態非常高. "畜牲" 更經常被這些 "維護人權" 的正義之士給活活打死,而且是打好玩的,各地案例不斷. 記得當時有個標準說法是: "政府不敢殺(狗),我來殺!"</text:span></text:p>
      <text:p text:style-name="P2"><text:span text:style-name="T1">那時我在沙鹿童綜合醫院工作,醫院出來往台中方向有一條長長的斜坡. 那天清晨下著雨,我依往例前往那街上一家豆漿店,店前看見一條長長的血流約十幾公尺,從上坡緩緩流下, 鮮紅的血混著雨水...</text:span></text:p>
      <text:p text:style-name="P2"><text:span text:style-name="T1">我騎著車繼續往上坡走,找到血流的源頭,一隻約兩三個月大的小小小白狗,腦殼上方似乎被用銳器如鐵釘之類的東西給鑿出一個小洞,鮮血仍持續從傷口流出,顯然是頂多兩三分鐘前的事.</text:span></text:p>
      <text:p text:style-name="P2"><text:span text:style-name="T1">那天我沒進去吃草餐,直接就去上班. 晚上回家,給遠在英國的學姐寫了一封信. 當時正好上映一部我很喜歡的馬其頓電影叫 "before the rain" (台譯暴雨將至). 我一邊寫信一邊把暴雨將至的音樂開得很大聲,彷彿這樣可以蓋過一些什麼感覺似的.</text:span></text:p>
      <text:p text:style-name="P2"><text:span text:style-name="T1">我在信裏提到小狗這件事,我說我感到一種無情,彷彿住在一個地獄裏. 在這之後,每次我只要聽暴雨將至的音樂,就會想起那隻小狗以及牠所流下的那一道很長的鮮血,那恐怕是我這輩子見過最長的一道血流了.</text:span></text:p>
      <text:p text:style-name="P2"><text:span text:style-name="T1">陳真 2010. 03. 15.</text:span><text:span text:style-name="T3"><text:line-break/></text:span><text:span text:style-name="T1">===================</text:span><text:span text:style-name="T3"><text:line-break/></text:span><text:span text:style-name="T1">王清峰要民原諒　就醬：寬恕是三小，我只知道殺人償命！</text:span></text:p>
      <text:p text:style-name="P2"><text:span text:style-name="T1">更新日期:2010/03/11 23:11 社會中心／綜合報導</text:span></text:p>
      <text:p text:style-name="P2"><text:span text:style-name="T1">死刑廢除與執行與否的問題在台越演越烈，而法務部長王清峰始終堅持「雙手不可染上鮮血」的態度，也讓不少知名部落客感到光火，宅神朱學恆就要求網友一起「為捍衛司法而戰！」知名部落客就醬更引用國片《艋舺》的台詞，指出「寬恕是三小，我只知道殺人償命！」</text:span></text:p>
      <text:p text:style-name="P2"><text:span text:style-name="T1">自稱「願為死刑犯下地獄」的法務部長王清峰，因為堅持不讓「雙手染上鮮血」，即使在面對立委的痛批、4成民眾認為該下台(聯合報民調顯示)的壓力下，她還是認為自己沒有錯，要求民眾「讓寬恕的力量大於復仇的怨恨，讓理性說服心理上的恐懼。」</text:span></text:p>
      <text:p text:style-name="P2"><text:span text:style-name="T1">資深媒體人王瑞德就在部落格上直言「為什麼要給他們一個機會？死刑犯作案時給過被害人機會嗎？」，表示自己跑社會新聞多年，看過「真正值得同情」的死刑犯是「少之又少」，指出「台灣最改過被民間最呼籲槍下留人的竹聯幫殺手劉煥榮都走上刑場了，目前這四十四位死刑犯那一位比得上劉煥榮？」</text:span></text:p>
      <text:p text:style-name="P2"><text:span text:style-name="T1">另外，王瑞德更諷刺，王清峰雖然以「聯合國要求會員國不要執行死刑」做為行為的正當性，但是「在聯合國眼裡，連個『國』都不是！更別提我們壓根完全百分之百不是它的會員國！」</text:span></text:p>
      <text:p text:style-name="P2"><text:span text:style-name="T1">而名部落客就醬也引用國片《艋舺》的台詞，直言「寬恕是三小，我只知道殺人償命！」，表示如果今天一個法務部長因自己的私人理念就不執行死刑，那如果哪天上任的教育部長信奉一貫道，台灣全中小學營養午餐豈不就要改吃素。文末他更說「今天不弄死他們(死刑犯)，有一天我們(善良國民)就會被他們弄死！」</text:span><text:span text:style-name="T3"><text:line-break/></text:span></text:p>
      <text:p text:style-name="P1"><text:span text:style-name="T1">陳真 | 2010.03.14 00:59 | </text:span><text:span text:style-name="T2">#</text:span></text:p>
      <text:p text:style-name="P3"><text:span text:style-name="T1">王清峰：無法「殺人」 離開是最好選擇</text:span></text:p>
      <text:p text:style-name="P3"><text:span text:style-name="T1">中央廣播電台2010/03/12 12:08</text:span></text:p>
      <text:p text:style-name="P3"><text:span text:style-name="T1">法務部長王清峰請辭獲准，她在今天(12日)上午接受媒體訪問時表示，這20年來只要一談廢除死刑的議題，就會被攻擊，所以這個議題一直沒有進步。王清峰並強調，她沒有辦法「殺人」，所以離開是最好的選擇。</text:span></text:p>
      <text:p text:style-name="P3"><text:span text:style-name="T1">法務部長王清峰11日晚間請辭獲准，12日一早，她就到法務部感謝與她同事近2年的同仁。面對媒體的訪問，王清峰說，只要談廢除死刑的議題，就馬上被攻擊或被污衊，所以這20年來，台灣在這個議題上一直沒有進步。</text:span></text:p>
      <text:p text:style-name="P3"><text:span text:style-name="T1">王清峰指出，她好不容易成立了逐步廢除死刑政策研究推動小組，希望各界能開誠布公的討論，並慢慢形成共識，但一曝光後，同樣面臨一連串的攻擊。王清峰並強調，她沒有辦法去「殺人」，所以離開是最好的選擇。</text:span></text:p>
      <text:p text:style-name="P3"><text:span text:style-name="T1">王清峰：『(原音)我好不容易能夠成立一個專案小組，請所有各方面正反意見的專家學者、社會人士，大家開誠布公的、很坦誠的來討論，大家慢慢形成共識；但是很不幸的，就是我剛剛把這個小組組起來了，媒體知道了，馬上報導，然後又是一連串的攻擊。我還是要很老實的說，說真的，這樣逼我去殺人，我沒有可能做得到，所以離開是最好的選擇。』</text:span></text:p>
      <text:p text:style-name="P3"><text:span text:style-name="T1">王清峰並激動的表示，不要再說廢除死刑只是她個人的理念，因為這已是國際上絕大多數國家的共識。</text:span></text:p>
      <text:p text:style-name="P4"/>
      <text:p text:style-name="P1"><text:span text:style-name="T1">陳真 | 2010.03.13 23:39 | </text:span><text:span text:style-name="T2">#</text:span></text:p>
      <text:p text:style-name="P2"><text:span text:style-name="T1">This bitter earth</text:span><text:span text:style-name="T3"><text:line-break/></text:span><text:span text:style-name="T1">Well, what fruit it bears</text:span><text:span text:style-name="T3"><text:line-break/></text:span><text:span text:style-name="T1">What good is love that no one shares</text:span></text:p>
      <text:p text:style-name="P2"><text:span text:style-name="T1">And if my life is like the dust that hides the glow of a rose</text:span><text:span text:style-name="T3"><text:line-break/></text:span><text:span text:style-name="T1">What good am I</text:span><text:span text:style-name="T3"><text:line-break/></text:span><text:span text:style-name="T1">Heaven only knows</text:span></text:p>
      <text:p text:style-name="P2"><text:span text:style-name="T1">Lord, this bitter earth</text:span><text:span text:style-name="T3"><text:line-break/></text:span><text:span text:style-name="T1">Yes, can be so cold</text:span><text:span text:style-name="T3"><text:line-break/></text:span><text:span text:style-name="T1">Today you're young</text:span><text:span text:style-name="T3"><text:line-break/></text:span><text:span text:style-name="T1">Too soon, you're old</text:span></text:p>
      <text:p text:style-name="P2"><text:span text:style-name="T1">But while a voice within me cries</text:span><text:span text:style-name="T3"><text:line-break/></text:span><text:span text:style-name="T1">I'm sure someone may answer my call</text:span><text:span text:style-name="T3"><text:line-break/></text:span><text:span text:style-name="T1">And this bitter earth may not be so bitter after all</text:span></text:p>
      <text:p text:style-name="P2"><text:span text:style-name="T1">痛苦塵世</text:span><text:span text:style-name="T3"><text:line-break/></text:span><text:span text:style-name="T1">孕育何等果實</text:span><text:span text:style-name="T3"><text:line-break/></text:span><text:span text:style-name="T1">無人分享的愛何歡</text:span><text:span text:style-name="T3"><text:line-break/></text:span><text:span text:style-name="T1">遮蔽玫瑰的燦爛</text:span><text:span text:style-name="T3"><text:line-break/></text:span><text:span text:style-name="T1">如塵生命又何足惜</text:span><text:span text:style-name="T3"><text:line-break/></text:span><text:span text:style-name="T1">答案惟天知曉</text:span></text:p>
      <text:p text:style-name="P2"><text:span text:style-name="T1">主啊</text:span><text:span text:style-name="T3"><text:line-break/></text:span><text:span text:style-name="T1">悲傷塵世</text:span><text:span text:style-name="T3"><text:line-break/></text:span><text:span text:style-name="T1">如許蒼涼</text:span><text:span text:style-name="T3"><text:line-break/></text:span><text:span text:style-name="T1">今日容顏</text:span><text:span text:style-name="T3"><text:line-break/></text:span><text:span text:style-name="T1">老於昨日</text:span><text:span text:style-name="T3"><text:line-break/></text:span><text:span text:style-name="T1">當我心哭泣</text:span><text:span text:style-name="T3"><text:line-break/></text:span><text:span text:style-name="T1">而有知音</text:span><text:span text:style-name="T3"><text:line-break/></text:span><text:span text:style-name="T1">何苦悲懷</text:span></text:p>
      <text:p text:style-name="P2"><text:span text:style-name="T1">你看自己,是不是也這樣覺得呢? 活在世上,如塵一般,除了遮蔽玫瑰光芒,簡直一無是處,儘幹些蠢事傻事無聊事,日頭之下,無一事具有價值,白白承受人事悲歡,真不知所為何來.</text:span></text:p>
      <text:p text:style-name="P2"><text:span text:style-name="T1">我看人有兩種,一種有 insight,一種沒有,insight就是病識感,知道自己很爛的一種知覺與美感,看自己所做的一切統統沒有價值.</text:span></text:p>
      <text:p text:style-name="P2"><text:span text:style-name="T1">精神科臨床上每天老說要給病患建立病識感; 自以為與神明溝通的,要讓他知道那只是一種妄想,他連自己的老婆都溝通不了,跟神明溝個屁通啊. 你得想辦法讓他知道他有多瘋狂,要不然他就不會乖乖吃藥了.</text:span></text:p>
      <text:p text:style-name="P2"><text:span text:style-name="T1">可是,如果我有選擇,我寧可屬於沒有病識感的那一方,看待諸事如常,沒有疑惑,沒有困擾;不自貶,不自棄,而且說不定還顧盼自雄.寫出一點低能文字,便趕緊找出版社,創造出一點可笑的思想,便趕緊投稿國際期刊. 著作欄列成長長一串,得意非凡. 如果我有選擇,我不會讓著作欄掛零,如果我有選擇,我將登高一呼,毫無羞赧地站上風口浪尖,教忠教孝,大言不慚.</text:span></text:p>
      <text:p text:style-name="P2"><text:span text:style-name="T1">如果有那樣一種藥,吃了之後會讓人缺乏病識感,會讓人停止自貶,會讓人以為自己很行很厲害,會讓人不再對生命感到困惑,會讓人毫無羞赧地呼號上帝,我想我一定會趕緊買來吃.</text:span><text:span text:style-name="T3"><text:line-break/></text:span></text:p>
      <text:p text:style-name="P1"><text:span text:style-name="T1">陳真 | 2010.03.13 16:09 | </text:span><text:span text:style-name="T2">#</text:span></text:p>
      <text:p text:style-name="P3"><text:span text:style-name="T1">前天寫了篇反對死刑正經八百的文章,原本想登蘋果,但還好及時覺悟,臨時決定放棄而直接刪掉,改成寫立報的溫馨版,寫得相當溫柔敦厚,呼應台灣人的心聲,不敢與勇敢的台灣人意見有所不同.</text:span></text:p>
      <text:p text:style-name="P3"><text:span text:style-name="T1">董事長除了忍功已臻化境之外,逃的本事亦屬最上乘. 二十年前寫文章便經常改寫引用 Bertrand Blier 的一段電影男女對白:</text:span></text:p>
      <text:p text:style-name="P3"><text:span text:style-name="T1">"逃走吧/逃到哪裡去呢?/逃到一個有彩色的地方/難道你以為這裏是黑白的?"</text:span></text:p>
      <text:p text:style-name="P3"><text:span text:style-name="T1">二十年後的今天,逃走之心更是熾烈.</text:span></text:p>
      <text:p text:style-name="P3"><text:span text:style-name="T1">一個人一生我看就專心學忍與逃這兩套套功夫就夠了. "忍" 有點消極,積極一點的人生就是 "逃". 可是要逃到哪裡去呢? 逃到一個沒有地心引力的地方.</text:span></text:p>
      <text:p text:style-name="P3"><text:span text:style-name="T1">套句沈從文的名言: "我對這世界無話可說." 除了逃走,無言以對. 這不光是一種氣味上的不同,同時更是一種地心引力的悲劇.</text:span></text:p>
      <text:p text:style-name="P3"><text:span text:style-name="T1">最近劍橋公佈牛頓手稿,上頭寫著: 蘋果為什麼總是直直往下掉? 於是牛頓發現了地心引力. 但早在牛頓之前千百年,悲傷孤獨者老早就知道地心引力的存在,於是他們發明了詩,發明了音樂,發明了哲學,發明了想像,與地心引力對抗.</text:span></text:p>
      <text:p text:style-name="P3"><text:span text:style-name="T1">martin scorsese的新片shutter island（隔離島）裏頭唱著一首歌,一直重覆著 bitter earth. 歌詞是這樣:</text:span></text:p>
      <text:p text:style-name="P3"><text:span text:style-name="T1">This bitter earth</text:span><text:span text:style-name="T3"><text:line-break/></text:span><text:span text:style-name="T1">Well, what fruit it bears</text:span><text:span text:style-name="T3"><text:line-break/></text:span><text:span text:style-name="T1">What good is love that no one shares</text:span></text:p>
      <text:p text:style-name="P3"><text:span text:style-name="T1">And if my life is like the dust that hides the glow of a rose</text:span><text:span text:style-name="T3"><text:line-break/></text:span><text:span text:style-name="T1">What good am I</text:span><text:span text:style-name="T3"><text:line-break/></text:span><text:span text:style-name="T1">Heaven only knows</text:span></text:p>
      <text:p text:style-name="P3"><text:span text:style-name="T1">Lord, this bitter earth</text:span><text:span text:style-name="T3"><text:line-break/></text:span><text:span text:style-name="T1">Yes, can be so cold</text:span><text:span text:style-name="T3"><text:line-break/></text:span><text:span text:style-name="T1">Today you're young</text:span><text:span text:style-name="T3"><text:line-break/></text:span><text:span text:style-name="T1">Too soon, you're old</text:span></text:p>
      <text:p text:style-name="P3"><text:span text:style-name="T1">But while a voice within me cries</text:span><text:span text:style-name="T3"><text:line-break/></text:span><text:span text:style-name="T1">I'm sure someone may answer my call</text:span><text:span text:style-name="T3"><text:line-break/></text:span><text:span text:style-name="T1">And this bitter earth may not be so bitter after all</text:span></text:p>
      <text:p text:style-name="P3"><text:span text:style-name="T1">很感人吧?! 難道這只是少數孤獨悲愴者的吶喊? 難道這不是同時也應該是你的心聲? 在地心引力之下,我不相信有誰的生命不是一場悲劇. 就算是愛麗絲燦爛如織的年華,照樣得夢遊仙境,讓貓隱身,讓豬當腳踏墊,尋找屠龍刀,推翻惡皇后,讓時空萬物全脫離地心引力的管轄.</text:span></text:p>
      <text:p text:style-name="P3"><text:span text:style-name="T1">最後,愛麗絲跟帽客說: 你只是我的一個想像;帽客說: 那意思是說我不是真實的存在嗎? 愛麗絲說: 沒錯,可是,但當我回到現實,我會懷念你.</text:span></text:p>
      <text:p text:style-name="P3"><text:span text:style-name="T1">就跟夢一樣,巨浪翻騰不過也只是午夜夢迴的一個想像,全在腦海之間. 夢改變不了地心引力,但在夢裏地心引力與萬般法則都不存在. 飽受摧殘的萬物生靈,在夢裏都能找到一處避難所.</text:span></text:p>
      <text:p text:style-name="P3"><text:span text:style-name="T1">上帝顯然是慈悲的,祂創造了地心引力,但也偷偷告訴我們逃走的祕訣,"隔離島" 裏那位發神經的警官說得對,與其在地心引力的醜陋世界裏活著,我寧可在美麗仙境中與惡龍博鬥而死去. 說到底,這依然是唐吉訶德. 我在現實裏毀滅了,但我不後悔,因為我在夢裏重生.</text:span></text:p>
      <text:p text:style-name="P3"><text:span text:style-name="T1">唐吉訶德允諾要把大海上最美麗的島嶼送給他的僕人,臨死之際縱然人事已非,仍然不忘呼喚世人來到這個全世界最美麗的島嶼: 夢幻島.</text:span></text:p>
      <text:p text:style-name="P1"><text:span text:style-name="T1">李秉叡 | 2010.03.12 10:38 | </text:span><text:span text:style-name="T2">#</text:span></text:p>
      <text:p text:style-name="P2"><text:span text:style-name="T1">廢死刑 王清峰在錯的時機做了衝動的事</text:span></text:p>
      <text:p text:style-name="P2"><text:span text:style-name="T1">更新日期:2010/03/12 09:05</text:span></text:p>
      <text:p text:style-name="P2"><text:span text:style-name="T1">「廢死刑 王清峰在錯的時機做了衝動的事」 （程平報導）</text:span></text:p>
      <text:p text:style-name="P2"><text:span text:style-name="T3"><text:line-break/></text:span><text:span text:style-name="T1">廢除死刑的爭議，近來在台灣社會中引爆，為了堅持自己的理念，前法務部長王清峰不惜丟官，堅決在任內不執行死刑，甚至還說，願為死刑犯下地獄。（t）</text:span></text:p>
      <text:p text:style-name="P2"><text:span text:style-name="T3"><text:line-break/></text:span><text:span text:style-name="T1">不過其實王清峰會引發這麼大的爭議，在二年前王清峰還是準法務部長時，就曾經透露出傾向廢除死刑的想法，當時就讓遭遇過喪女之痛的藝人白冰冰，跳出來公開嗆聲，直言若真要廢除死刑，他會第一個反對，並且變成「反馬大將」，雖然馬蕭選總部緊急出片緩頰，沒讓爭議擴大，但卻也為日後的衝突埋下伏筆。事隔不到二年，王清峰在今年二月的法務部年終記者會上，又公開表示法務部已成立「逐步廢除死刑政策研究推動小組」，讓白冰冰再次面對媒體開砲，強調法務部若有廢除死刑的具體行動，他將開始籌組正義黨抵制，甚至還表明願意去考法警，專責執行死刑，國民黨立委吳育昇，更藉著在立法院總質詢的機會，直接和王清峰槓上，要求王清峰必須簽署槍決目前44名死刑犯的執行令。（t）</text:span></text:p>
      <text:p text:style-name="P2"><text:span text:style-name="T3"><text:line-break/></text:span><text:span text:style-name="T1">雙方的衝突並沒有隨著質詢結束化下句點，王清峰再私下以「理性與寬恕」為題撰文，表明應暫停執行死刑的想法，可是這樣的想法，連他的副手，可望接任檢察總長的黃世銘都認為，死刑可廢，但已判刑確定者，就該執行。（t）</text:span></text:p>
      <text:p text:style-name="P2"><text:span text:style-name="T3"><text:line-break/></text:span><text:span text:style-name="T1">掌管警政業務的內政部長江宜樺也說，維護治安衝鋒陷陣的警察，大多數也都希望正義能獲得伸張。（t）</text:span></text:p>
      <text:p text:style-name="P2"><text:span text:style-name="T3"><text:line-break/></text:span><text:span text:style-name="T1">同僚不支持，民間更是有超過七成的反對聲浪，其中立場最鮮明的白冰冰，更痛批王清峰向邪惡一方傾斜，慈悲為懷給錯人，已經不適任法務部長，白冰冰更呼籲善良民眾，應該在接下來的選舉中，用選票來展現力量。（t）</text:span></text:p>
      <text:p text:style-name="P2"><text:span text:style-name="T3"><text:line-break/></text:span><text:span text:style-name="T1">吳育昇也批評，如果王清峰堅持不執行國家法律，就該學楊志良辭官，不能讓自己變成太上法院。（t）</text:span></text:p>
      <text:p text:style-name="P2"><text:span text:style-name="T3"><text:line-break/></text:span><text:span text:style-name="T1">輿論看似一面倒的批評，但國民黨立委謝國樑卻認為，就算王清峰下台，接任的法務部長，也很去難處理這個問題。（t）</text:span></text:p>
      <text:p text:style-name="P2"><text:span text:style-name="T3"><text:line-break/></text:span><text:span text:style-name="T1">從國際趨勢來看，廢除死刑，改為不能假釋、特赦的無期徒刑，的確是人權團體希望努力的方向，但「殺人償命」撫慰被害人家屬這種根深蒂固的觀念，當然也很難讓國人在短期之內就徹底改觀，另一方面，根據馬總統在擔任法務部長時法務部所作的民調顯示，國人有七成二的比率反對廢除死刑，但也只有不到一半的人同意，死刑能嚇阻重大犯罪，呈現矛盾的結果，可見得是不是要廢除死刑，甚至給已經判決確定的死刑犯再一次機會，的確值得各界深入討論。</text:span><text:span text:style-name="T3"><text:line-break/></text:span><text:span text:style-name="T1">http://tw.news.yahoo.com/article/url/d/a/100312/1/21wss.html</text:span></text:p>
      <text:p text:style-name="P1"><text:span text:style-name="T1">陳建廷 | 2010.03.12 00:55 | </text:span><text:span text:style-name="T2">#</text:span></text:p>
      <text:p text:style-name="P3"><text:span text:style-name="T1">NOWnews新聞中指的應該是這篇文章《理性與寬容－暫停執行死刑》</text:span></text:p>
      <text:p text:style-name="P3"><text:span text:style-name="T1">法務部新聞 http://www.moj.gov.tw/ct.asp?xItem=188169&amp;ctNode=79&amp;mp=001</text:span><text:span text:style-name="T3"><text:line-break/><text:line-break/></text:span><text:span text:style-name="T1">聯合新聞網 http://udn.com/NEWS/NATIONAL/NATS3/5468298.shtml</text:span></text:p>
      <text:p text:style-name="P1"><text:span text:style-name="T1">長光 | 2010.03.12 00:47 | </text:span><text:span text:style-name="T2">#</text:span></text:p>
      <text:p text:style-name="P2"><text:span text:style-name="T1">安安 怡靜小姐 我是在這看到這篇文章http://www.taedp.org.tw/index.php?load=read&amp;id=633</text:span></text:p>
      <text:p text:style-name="P1"><text:span text:style-name="T1">怡靜 | 2010.03.11 23:22 | </text:span><text:span text:style-name="T2">#</text:span></text:p>
      <text:p text:style-name="P3"><text:span text:style-name="T1">剛剛在網路上想要搜尋王清峰所寫的理性與寬恕一文，沒找著，倒是看到許多一面倒的憤怒新聞，包括陳真轉貼的這則網友要送人下地獄的新聞。這鬼島真可怕，根本不存在言論自由，更不用提眾人對諸多法西斯、極右派的行徑時常視而不見了。</text:span></text:p>
      <text:p text:style-name="P1"><text:span text:style-name="T1">陳真 | 2010.03.11 21:54 | </text:span><text:span text:style-name="T2">#</text:span></text:p>
      <text:p text:style-name="P2"><text:span text:style-name="T1">NOWnews</text:span><text:span text:style-name="T3"><text:line-break/></text:span><text:span text:style-name="T1">堅持廢除死刑　網友：1人1信送王清峰下地獄</text:span></text:p>
      <text:p text:style-name="P2"><text:span text:style-name="T1">更新日期:2010/03/11 00:07 政治中心／綜合報導</text:span></text:p>
      <text:p text:style-name="P2"><text:span text:style-name="T1">法務部長王清峰發表一篇名為《理性與寬恕》的文章，強調為了確保生命權，任內絕對不會執行死刑，甚至「願意為死刑犯下地獄」。不過，這番看似充滿「人道理念」的言論，卻讓不少網友感到相當憤怒，痛批王清峰保障死囚的生命權，「卻枉顧被害人的生命」，要大家發起「一人一信送王清峰下地獄」的活動，叫王清峰趕快「下台」。</text:span></text:p>
      <text:p text:style-name="P2"><text:span text:style-name="T1">為了表達廢除死刑的立場，王清峰在《理性與寬恕》文章中指出，「死刑是最危險的刑罰，從事審判的是人不是神」，強調「殺人償命」只是造成另一個家庭陷入永遠無法啟口的傷痛，並不會使這個社會更好，要受害家屬用寬恕的力量，來洗淨復仇的怨恨。</text:span></text:p>
      <text:p text:style-name="P2"><text:span text:style-name="T1">王清峰還在文中強調，她寧可下台，也絕對不會在任內簽署任何一件死刑執行命令，還說如果死刑犯如果有改過自新的機會，甚至「願意為他們下地獄」。</text:span></text:p>
      <text:p text:style-name="P2"><text:span text:style-name="T1">不過，王清峰這番充滿「人道主義」的言論，卻引起網友的憤怒，有人痛批王清峰根本就是「假道學」、「偽善」，愛護死刑犯的生命權，卻枉顧被害者的性命，要她快點「滾下台」，要不然要發起「一人一信送王清峰下地獄」的活動。</text:span></text:p>
      <text:p text:style-name="P2"><text:span text:style-name="T1">還有網友痛批，王清峰願意給死刑犯改過自新的機會，「那又有誰來給受害者活著的機會」，認為她沒有想過受害者與家屬的心情，還佔著法務部長的職務，領納稅人的薪水，實在有夠差勁。</text:span><text:span text:style-name="T3"><text:line-break/></text:span></text:p>
      <text:p text:style-name="P1"><text:span text:style-name="T1">陳真 | 2010.03.11 21:24 | </text:span><text:span text:style-name="T2">#</text:span></text:p>
      <text:p text:style-name="P3"><text:span text:style-name="T1">王清峰:寧下台 不執行1件死刑</text:span></text:p>
      <text:p text:style-name="P3"><text:span text:style-name="T1">更新日期:2010/03/10 13:35 (中央社記者賴又嘉台北10日電)法務部推動廢除死刑引發爭議。部長王清峰今天哽咽表示，自己寧可下台，也不會簽署任何一件死刑執行命令，「如果我能夠替他們(死刑犯)被執行，下地獄我都甘心」。</text:span></text:p>
      <text:p text:style-name="P3"><text:span text:style-name="T1">王清峰昨天深夜發表專文，明確傳達不但要廢除死刑，也應暫停執行死刑的立場，強調廢除死刑「不應是未來的事，必須是現在進行式」，目前暫停執行死刑，為的是能讓觀念慢慢發酵。</text:span></text:p>
      <text:p text:style-name="P3"><text:span text:style-name="T1">王清峰在法務部答覆媒體進一步詢問時指出，死刑犯固然很壞，應受制裁，但剝奪他們的生命，並不會使這個社會更好。</text:span></text:p>
      <text:p text:style-name="P3"><text:span text:style-name="T1">她強調，自己寧可下台，任內絕不會簽署任何一件死刑執行命令；王清峰並語帶哽咽表示，為讓死刑犯有自新的機會，甚至願意代替死刑犯被執行。</text:span></text:p>
      <text:p text:style-name="P3"><text:span text:style-name="T1">至於前天在立法院答詢表示雖贊成廢死，但已定讞死刑案件仍應執行的檢察總長被提名人、現任法務部政務次長黃世銘，今天只低調回應，該說的在立法院已經說過，他不宜再多做回應。990310</text:span><text:span text:style-name="T3"><text:line-break/></text:span></text:p>
      <text:p text:style-name="P1"><text:span text:style-name="T1">陳真 | 2010.03.07 00:49 | </text:span><text:span text:style-name="T2">#</text:span></text:p>
      <text:p text:style-name="P2"><text:span text:style-name="T1">我和學姐的意見是希望把噗浪關掉, 因為我不知道留它要做什麼? 只是給自己製造更多不可測且無謂的麻煩與災禍. 但我不知道它究竟是不是像facebook那樣一旦開設帳號便無法關閉?</text:span></text:p>
      <text:p text:style-name="P2"><text:span text:style-name="T1">捐款徵信不是都已經公告在 "你能做什麼" 那地方嗎? 同一件事何必寫在兩個不同的地方? 甚至搞得連內容都不一致.</text:span></text:p>
      <text:p text:style-name="P2"><text:span text:style-name="T1">況且弄個噗浪,總是讓我或我們的朋友們或同事們或讀者們老是以為我或我們有在使用噗浪或 facebook這些東西, 經常得跟對方解釋說我們其實並沒有在使用這些東西.一再得跟人解釋這些事, 真的會抓狂.</text:span></text:p>
      <text:p text:style-name="P2"><text:span text:style-name="T1">看誰有密碼,拜託把它關掉吧(如果技術上可以做到的話),實在是夠煩的了. 大家生活那麼忙,沒必要再給自己添加麻煩.</text:span></text:p>
      <text:p text:style-name="P2"><text:span text:style-name="T1">這事當然不是十萬火急,我最近也沒時間去處理這些事,至於我自己的那一個噗浪帳號之密碼我也老早就忘了,我會再找時間想辦法把帳號刪掉.</text:span></text:p>
      <text:p text:style-name="P2"><text:span text:style-name="T1">處理這些有關電腦的事,對一般人或許輕而易舉,但對一個很不喜歡虛擬世界而且每天忙到經常平均睡眠不到三小時的人來講,卻是極大的折磨. 包括時間上和感覺上都是一種折磨. 被迫得去做自己很不喜歡做的事是很痛苦的.</text:span></text:p>
      <text:p text:style-name="P2"><text:span text:style-name="T1">網路世界實在讓我很痛苦, 非外人所能想像, 我也很難詳細說明痛苦在哪裡, 總之很痛苦, 光是看到一些陌生人或認識的人在什麼噗浪或 facebook 等等這些東西上頭討論我的演講啦文字啦或是對我這個人指指點點的, 不管是好意或惡意, 都讓我感到很痛苦.</text:span></text:p>
      <text:p text:style-name="P2"><text:span text:style-name="T1">凡是我們真正的朋友,絕不會對我們做這樣的事. 若是陌生讀者,當然就阻止不了而只能用最大的力氣去忍耐. 並不是好評就讓人喜歡,惡評就讓人討厭. 對我來說,不管好評惡評,我都很厭惡,厭惡到極點!!</text:span></text:p>
      <text:p text:style-name="P2"><text:span text:style-name="T1">畢竟不是每個人都喜歡讓自己公眾化,也不是每個人都喜歡具有什麼影響力,更不是每個人都喜歡用這樣的方式去生活或喜歡被人用這樣的方式對待.</text:span></text:p>
      <text:p text:style-name="P2"><text:span text:style-name="T1">既然我們自己寫了東西或公開發表了想法或做了什麼事,便不可能阻止 "公眾化" 現象的產生. 所以我也只能想辦法減少公眾化的可能,或是跟認識的人們進行道德勸說:</text:span></text:p>
      <text:p text:style-name="P2"><text:span text:style-name="T1">不要用你的朋友所厭惡的方式去對待他.</text:span></text:p>
      <text:p text:style-name="P2"><text:span text:style-name="T1">至於不認識的讀者們或一般男女,如果對我們的文字語言或公眾行為有什麼批評指教,請儘管私下來信或寫在這個我們可以管理可以確保人權與言論自由的留言板,至於其它發言管道能盡量減少就減少,特別是那樣一些缺乏人權保障與言論自由的地方,更是逃之唯恐不及,豈有可能反而還撲向這些充滿後現代感的虛擬之地來自己虐待自己,自己糟蹋自己.</text:span></text:p>
      <text:p text:style-name="P2"><text:span text:style-name="T1">請巴勒網同志們高抬貴手,至少把巴勒網的噗浪給關了吧! 不要沒事幫我們找事做.</text:span></text:p>
      <text:p text:style-name="P2"><text:span text:style-name="T1">當然也要拜託那些自稱喜歡讀我的文章的 "讀者們",盡量不要用那樣一些與我八字嚴重不合的方式來 "表揚" 我. 你要表揚,私下來表揚就好. 這是題外話.</text:span></text:p>
      <text:p text:style-name="P1"><text:span text:style-name="T1">陳真 | 2010.03.06 14:40 | </text:span><text:span text:style-name="T2">#</text:span></text:p>
      <text:p text:style-name="P3"><text:span text:style-name="T1">這留言板右手邊的那個噗浪,上面的捐款徵信一直是舊資料,我們哪來一萬多元? 不是老早就已經負債了嗎?</text:span></text:p>
      <text:p text:style-name="P3"><text:span text:style-name="T1">這兩天正在出版若雪書信集,我和學姐整理編修了若雪書信以及兩篇與若雪有關的文章就已經將近50頁了,預計還需要兩萬元左右,還不知道錢從哪裡來.</text:span></text:p>
      <text:p text:style-name="P3"><text:span text:style-name="T1">這些捐款的資料看是要更新還是乾脆把整個巴勒網的噗浪給刪了吧. 自己的網站自己卻無法參與. 有留言板就夠用了不是嗎? 幹嘛還要另外畫蛇添足弄個噗浪?</text:span></text:p>
      <text:p text:style-name="P3"><text:span text:style-name="T1">再說,網路世界雖不可免,但能夠遠離就盡量遠離. 再說,一種無法做到基本言論自由與人權保障的發言平台,我(和學姐)是絕對不可能敢暢所欲言的.</text:span></text:p>
      <text:p text:style-name="P3"><text:span text:style-name="T1">至於捐款,還是老話,錢很不好賺,不要以為別人捐款給我們是必然的或應該的, 若不是值得信任,人家幹嘛捐款給你? 而信任總是來自人與人之間,而不是來自人與事之間,人們並不是看你做什麼事來決定要不要捐款,而是看你們是什麼樣的一些人來決定要不要捐款.</text:span></text:p>
      <text:p text:style-name="P3"><text:span text:style-name="T1">還是老話,我非~~常不希望讓朋友們感受到任何壓力,我希望把捐款的機會讓給那些跟我們不認識的人,而且金額不要太多,最好是一千以下,畢竟我們網站的開銷也不過幾萬元之譜.</text:span></text:p>
      <text:p text:style-name="P3"><text:span text:style-name="T1">當然,如果你跟我們認識但卻又很想捐款,我也不會因為你捐了款就把你繩之以法. 同樣地,如果巴勒網內部有人自己就很想捐款,那就捐吧,看你要捐幾萬幾十萬同樣也不會被繩之以法.</text:span></text:p>
      <text:p text:style-name="P3"><text:span text:style-name="T1">還有就是,等若雪書信集印好之後,我會把它和伊拉克淪陷記實一起拍張照,放在首頁,免費提供各方索取(世界各地都行),歡迎大家幫忙發送給你認為稍微還有點意願想閱讀的周遭朋友.</text:span></text:p>
      <text:p text:style-name="P3"><text:span text:style-name="T1">另外,謝謝樓下的內地朋友賈明,謝謝你的好評. 等若雪書信集印好之後,我也寄兩本給你吧.到時候我再寫 email跟你要地址.</text:span></text:p>
      <text:p text:style-name="P1"><text:span text:style-name="T1">贾明 | 2010.03.06 09:21 | </text:span><text:span text:style-name="T2">#</text:span></text:p>
      <text:p text:style-name="P2"><text:span text:style-name="T1">我是中国大陆人，今天偶尔浏览了这个网站，也知道了若雪.柯利这个人。感谢台湾的朋友们把真相传播出来。</text:span><text:span text:style-name="T3"><text:line-break/></text:span><text:span text:style-name="T1">以色列屠</text:span><text:span text:style-name="T4">杀</text:span><text:span text:style-name="T1">巴勒斯坦人民的暴行世人皆知，然而至今，在中国大陆，仍有不少人支持以色列，攻击巴勒斯坦（主要是一些基督徒）。我希望那些人可以看到这个网站，可以了解发生在巴勒斯坦的罪恶。</text:span><text:span text:style-name="T3"><text:line-break/></text:span><text:span text:style-name="T1">再一次感谢台湾的朋友们给了我们这个平台。谢谢！</text:span><text:span text:style-name="T3"><text:line-break/></text:span><text:span text:style-name="T1">我是中國大陸人，今天偶爾瀏覽了這個網站，也知道了若雪.柯利這個人。感謝台灣的朋友們把真相傳播出來。</text:span><text:span text:style-name="T3"><text:line-break/></text:span><text:span text:style-name="T1">以色列屠殺巴勒斯坦人民的暴行世人皆知，然而至今，在中國大陸，仍有不少人支持以色列，攻擊巴勒斯坦（主要是一些基督徒）。我希望那些人可以看到這個網站，可以了解發生在巴勒斯坦的罪惡。</text:span><text:span text:style-name="T3"><text:line-break/></text:span><text:span text:style-name="T1">再一次感謝台灣的朋友們給了我們這個平台。謝謝！</text:span></text:p>
      <text:p text:style-name="P1"><text:span text:style-name="T1">學姊 | 2010.03.01 11:08 | </text:span><text:span text:style-name="T2">#</text:span></text:p>
      <text:p text:style-name="P3"><text:span text:style-name="T1">呵呵, 建廷, 最近才知道你在捐款名單中, 這很明顯違反捐款原則喔. 不過倒是讓我想到許久沒有與你聯繫, 也想到, 嘿嘿, 等AI的年度報告出來, 也很想請你再幫忙我們翻譯, 只是也不清楚你的近況如何, 忙不忙呢? 我可以私下再與你聯繫嗎? 只是這幾年來我換了幾次電腦, 已經將你的email搞丟了,可以麻煩你再給我一次嗎? 我的email是li.chien.hui小老鼠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